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45" manifest:media-type="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000000462000000587CE155E8D689C890.png" manifest:media-type="image/png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Header">
      <style:text-properties officeooo:rsid="001ec9c5" officeooo:paragraph-rsid="001ec9c5"/>
    </style:style>
    <style:style style:name="P2" style:family="paragraph" style:parent-style-name="Header">
      <style:text-properties officeooo:rsid="00246d68" officeooo:paragraph-rsid="00246d68"/>
    </style:style>
    <style:style style:name="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6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4" style:family="paragraph" style:parent-style-name="_5f_Paragraphe_20_livret_20_">
      <style:text-properties style:font-name="Bitstream Vera Sans1" fo:font-size="10pt" style:font-size-asian="10pt" style:font-size-complex="10pt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19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P20" style:family="paragraph" style:parent-style-name="Header">
      <style:text-properties fo:font-size="14pt" style:font-size-asian="14pt" style:font-size-complex="14pt"/>
    </style:style>
    <style:style style:name="P2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2" style:family="paragraph" style:parent-style-name="Standard">
      <style:text-properties fo:font-size="6pt" style:font-size-asian="6pt" style:font-size-complex="6pt"/>
    </style:style>
    <style:style style:name="P2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Footer">
      <style:text-properties officeooo:paragraph-rsid="00c384cf"/>
    </style:style>
    <style:style style:name="P25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26" style:family="paragraph" style:parent-style-name="Standard" style:list-style-name="List_20_1">
      <loext:graphic-properties draw:fill="none"/>
      <style:paragraph-properties fo:background-color="transparent"/>
      <style:text-properties officeooo:paragraph-rsid="01f5f8a7"/>
    </style:style>
    <style:style style:name="P27" style:family="paragraph" style:parent-style-name="Standard" style:list-style-name="List_20_1" style:master-page-name="">
      <loext:graphic-properties draw:fill="none"/>
      <style:paragraph-properties fo:margin-left="0.499cm" fo:margin-right="0cm" fo:text-indent="-0.4cm" style:auto-text-indent="false" style:page-number="auto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28" style:family="paragraph" style:parent-style-name="Standard" style:list-style-name="List_20_1">
      <loext:graphic-properties draw:fill="none"/>
      <style:paragraph-properties fo:margin-left="0.499cm" fo:margin-right="0cm" fo:text-indent="-0.4cm" style:auto-text-indent="false" fo:background-color="transparent">
        <style:tab-stops>
          <style:tab-stop style:position="0.295cm"/>
        </style:tab-stops>
      </style:paragraph-properties>
      <style:text-properties officeooo:paragraph-rsid="01f5f8a7"/>
    </style:style>
    <style:style style:name="P29" style:family="paragraph" style:parent-style-name="Standard" style:master-page-name="">
      <loext:graphic-properties draw:fill="none"/>
      <style:paragraph-properties style:page-number="auto" fo:background-color="transparent"/>
      <style:text-properties officeooo:paragraph-rsid="01f5f8a7"/>
    </style:style>
    <style:style style:name="P30" style:family="paragraph" style:parent-style-name="_5f_Footer_20_page_20_paire_20__28_G_29_">
      <style:text-properties officeooo:paragraph-rsid="02cdb06c"/>
    </style:style>
    <style:style style:name="P31" style:family="paragraph" style:parent-style-name="_5f_Footer_20_page_20_paire_20__28_G_29_"/>
    <style:style style:name="P3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3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34" style:family="paragraph" style:parent-style-name="_5f_Paragraphe_20_livret_20_" style:list-style-name="List_20_1"/>
    <style:style style:name="P35" style:family="paragraph" style:parent-style-name="_5f_Paragraphe_20_livret_20_" style:list-style-name="List_20_1">
      <style:paragraph-properties fo:text-align="start" style:justify-single-word="false"/>
    </style:style>
    <style:style style:name="P36" style:family="paragraph" style:parent-style-name="_5f_Paragraphe_20_livret_20_réponse_20_élève" style:list-style-name="_5f_Numérotation_20_des_20_exercices_20_livrets"/>
    <style:style style:name="P37" style:family="paragraph" style:parent-style-name="_5f_Paragraphe_20_livret_20_réponse_20_élève" style:list-style-name="List_20_1" style:master-page-name="">
      <loext:graphic-properties draw:fill="none"/>
      <style:paragraph-properties fo:margin-left="0.7cm" fo:margin-right="0cm" fo:margin-top="0cm" fo:margin-bottom="0cm" style:contextual-spacing="false" style:line-height-at-least="0.7cm" fo:text-align="justify" style:justify-single-word="false" fo:text-indent="-0.6cm" style:auto-text-indent="false" style:page-number="auto" fo:background-color="transparent" style:shadow="none" style:writing-mode="lr-tb">
        <style:tab-stops>
          <style:tab-stop style:position="0.504cm"/>
          <style:tab-stop style:position="9.4cm" style:type="right" style:leader-style="dotted" style:leader-text="."/>
        </style:tab-stops>
      </style:paragraph-properties>
    </style:style>
    <style:style style:name="P38" style:family="paragraph" style:parent-style-name="_5f_Paragraphe_20_livret_20_réponse_20_élève" style:list-style-name="liste_5f_abc"/>
    <style:style style:name="P39" style:family="paragraph" style:parent-style-name="_5f_Paragraphe_20_livret_20_réponse_20_élève" style:list-style-name="liste_5f_abc">
      <style:text-properties officeooo:paragraph-rsid="0272f7b8"/>
    </style:style>
    <style:style style:name="P40" style:family="paragraph" style:parent-style-name="_5f_Titre_20_d_27_exercices_20_livret" style:list-style-name="_5f_Numérotation_20_des_20_exercices_20_livrets"/>
    <style:style style:name="P41" style:family="paragraph" style:parent-style-name="_5f_Titre_20_d_27_exercices_20_livret_20_sans_20_titre_20_avec_20_num_20_exo" style:master-page-name="SERIE_5f_G_5f_GAUCHE_5f_ET_5f_DROITE_5f_2COL">
      <style:paragraph-properties style:page-number="auto"/>
      <style:text-properties style:font-name="Bitstream Vera Sans1" fo:font-size="10pt" officeooo:rsid="01de3ea5" style:font-size-asian="10pt" style:font-size-complex="10pt"/>
    </style:style>
    <style:style style:name="P42" style:family="paragraph" style:parent-style-name="_5f_Titre_20_d_27_exercices_20_livret_20_sans_20_titre_20_avec_20_num_20_exo">
      <style:paragraph-properties fo:margin-top="0.4cm" fo:margin-bottom="0.101cm" style:contextual-spacing="false"/>
    </style:style>
    <style:style style:name="P43" style:family="paragraph">
      <loext:graphic-properties draw:fill="solid" draw:fill-color="#7fb241"/>
    </style:style>
    <style:style style:name="P44" style:family="paragraph">
      <loext:graphic-properties draw:fill-color="#2a6099"/>
      <style:paragraph-properties fo:text-align="center"/>
    </style:style>
    <style:style style:name="P45" style:family="paragraph">
      <style:paragraph-properties fo:text-align="center"/>
    </style:style>
    <style:style style:name="P4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="solid" draw:fill-color="#d7e12c"/>
    </style:style>
    <style:style style:name="P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6d78"/>
    </style:style>
    <style:style style:name="T2" style:family="text">
      <style:text-properties officeooo:rsid="026ec296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small-caps" fo:font-size="15pt" style:font-size-asian="15pt" style:font-size-complex="15pt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6" style:family="text">
      <style:text-properties fo:font-variant="small-caps" officeooo:rsid="00990660"/>
    </style:style>
    <style:style style:name="T7" style:family="text">
      <style:text-properties fo:font-variant="small-caps" officeooo:rsid="0054f64f"/>
    </style:style>
    <style:style style:name="T8" style:family="text">
      <style:text-properties fo:font-variant="small-caps" officeooo:rsid="00b5d2d1"/>
    </style:style>
    <style:style style:name="T9" style:family="text">
      <style:text-properties fo:font-variant="small-caps" officeooo:rsid="00b6801f"/>
    </style:style>
    <style:style style:name="T10" style:family="text">
      <style:text-properties officeooo:rsid="0160d7ef"/>
    </style:style>
    <style:style style:name="T11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2" style:family="text">
      <style:text-properties style:use-window-font-color="true" loext:opacity="0%" style:font-name="Bitstream Vera Sans1" fo:font-size="10pt" officeooo:rsid="01f45d87" style:font-size-asian="10pt" style:font-size-complex="10pt"/>
    </style:style>
    <style:style style:name="T13" style:family="text">
      <style:text-properties style:use-window-font-color="true" loext:opacity="0%" style:font-name="Bitstream Vera Sans1" fo:font-size="10pt" officeooo:rsid="01f5f8a7" style:font-size-asian="10pt" style:font-size-complex="10pt"/>
    </style:style>
    <style:style style:name="T14" style:family="text">
      <style:text-properties style:use-window-font-color="true" loext:opacity="0%" style:font-name="Bitstream Vera Sans1" fo:font-size="10pt" officeooo:rsid="01e26161" style:font-size-asian="10pt" style:font-size-complex="10pt"/>
    </style:style>
    <style:style style:name="T15" style:family="text">
      <style:text-properties style:use-window-font-color="true" loext:opacity="0%" style:font-name="Bitstream Vera Sans1" fo:font-size="10pt" officeooo:rsid="01e175d5" style:font-size-asian="10pt" style:font-size-complex="10pt"/>
    </style:style>
    <style:style style:name="T16" style:family="text">
      <style:text-properties style:use-window-font-color="true" loext:opacity="0%" style:font-name="Bitstream Vera Sans1" fo:font-size="10pt" officeooo:rsid="01de3ea5" style:font-size-asian="10pt" style:font-size-complex="10pt"/>
    </style:style>
    <style:style style:name="T17" style:family="text">
      <style:text-properties style:use-window-font-color="true" loext:opacity="0%" style:font-name="Bitstream Vera Sans1" fo:font-size="10pt" fo:font-style="normal" officeooo:rsid="01f5f8a7" fo:background-color="transparent" loext:char-shading-value="0" style:font-size-asian="10pt" style:font-size-complex="10pt"/>
    </style:style>
    <style:style style:name="T18" style:family="text">
      <style:text-properties style:use-window-font-color="true" loext:opacity="0%" style:font-name="Bitstream Vera Sans1" fo:font-size="10pt" fo:font-style="normal" fo:font-weight="normal" officeooo:rsid="027233fb" style:font-size-asian="10pt" style:font-size-complex="10pt"/>
    </style:style>
    <style:style style:name="T19" style:family="text">
      <style:text-properties style:use-window-font-color="true" loext:opacity="0%" style:text-position="0% 100%" style:font-name="Bitstream Vera Sans1" fo:font-size="10pt" style:font-name-asian="OpenSymbol1" style:font-size-asian="10pt" style:font-style-asian="normal" style:font-name-complex="OpenSymbol1" style:font-size-complex="10pt" style:font-style-complex="normal"/>
    </style:style>
    <style:style style:name="T20" style:family="text">
      <style:text-properties style:use-window-font-color="true" loext:opacity="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21" style:family="text">
      <style:text-properties style:use-window-font-color="true" loext:opacity="0%" style:text-position="0% 100%" style:font-name="Bitstream Vera Sans1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22" style:family="text">
      <style:text-properties style:use-window-font-color="true" loext:opacity="0%" style:text-position="0% 100%" style:font-name="Bitstream Vera Sans1" fo:font-size="10pt" officeooo:rsid="01f5f8a7" style:font-name-asian="OpenSymbol1" style:font-size-asian="10pt" style:font-style-asian="normal" style:font-name-complex="OpenSymbol1" style:font-size-complex="10pt" style:font-style-complex="normal"/>
    </style:style>
    <style:style style:name="T23" style:family="text">
      <style:text-properties style:use-window-font-color="true" loext:opacity="0%" style:text-position="0% 100%" style:font-name="Bitstream Vera Sans1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24" style:family="text">
      <style:text-properties style:use-window-font-color="true" loext:opacity="0%" style:text-position="0% 100%" style:font-name="Bitstream Vera Sans1" fo:font-size="10pt" fo:font-style="normal" officeooo:rsid="01df9229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5" style:family="text">
      <style:text-properties style:use-window-font-color="true" loext:opacity="0%" style:text-position="0% 100%" style:font-name="Bitstream Vera Sans1" fo:font-size="10pt" fo:font-style="normal" officeooo:rsid="01e175d5" fo:background-color="transparent" loext:char-shading-value="0" style:font-name-asian="OpenSymbol1" style:font-size-asian="10pt" style:font-style-asian="normal" style:font-name-complex="OpenSymbol1" style:font-size-complex="10pt" style:font-style-complex="normal"/>
    </style:style>
    <style:style style:name="T26" style:family="text">
      <style:text-properties style:use-window-font-color="true" loext:opacity="0%"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use-window-font-color="true" loext:opacity="0%" style:text-position="0% 100%" style:font-name="Bitstream Vera Sans1" fo:font-size="10pt" style:font-name-asian="OpenSymbol2" style:font-size-asian="10pt" style:font-style-asian="normal" style:font-name-complex="OpenSymbol2" style:font-size-complex="10pt" style:font-style-complex="normal"/>
    </style:style>
    <style:style style:name="T28" style:family="text">
      <style:text-properties style:use-window-font-color="true" loext:opacity="0%" style:text-position="0% 100%" style:font-name="Bitstream Vera Sans1" fo:font-size="10pt" officeooo:rsid="000c3b66" style:font-name-asian="OpenSymbol2" style:font-size-asian="10pt" style:font-style-asian="normal" style:font-name-complex="OpenSymbol2" style:font-size-complex="10pt" style:font-style-complex="normal"/>
    </style:style>
    <style:style style:name="T29" style:family="text">
      <style:text-properties style:use-window-font-color="true" loext:opacity="0%" style:text-position="0% 100%" style:font-name="Bitstream Vera Sans1" fo:font-size="10pt" style:font-name-asian="SimSun1" style:font-size-asian="10pt" style:font-style-asian="normal" style:font-name-complex="Mangal" style:font-size-complex="10pt" style:font-style-complex="normal"/>
    </style:style>
    <style:style style:name="T30" style:family="text">
      <style:text-properties style:use-window-font-color="true" loext:opacity="0%" style:text-position="0% 100%" style:font-name="Bitstream Vera Sans1" fo:font-size="10pt" officeooo:rsid="000c3b66" style:font-name-asian="SimSun1" style:font-size-asian="10pt" style:font-style-asian="normal" style:font-name-complex="Mangal" style:font-size-complex="10pt" style:font-style-complex="normal"/>
    </style:style>
    <style:style style:name="T31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3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3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34" style:family="text">
      <style:text-properties officeooo:rsid="002925a2"/>
    </style:style>
    <style:style style:name="T35" style:family="text">
      <style:text-properties officeooo:rsid="002b33ed"/>
    </style:style>
    <style:style style:name="T36" style:family="text">
      <style:text-properties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37" style:family="text">
      <style:text-properties style:text-position="0% 100%" style:font-name="Bitstream Vera Sans1" fo:font-size="10pt" officeooo:rsid="01e26161" style:font-name-asian="OpenSymbol1" style:font-size-asian="10pt" style:font-style-asian="normal" style:font-name-complex="OpenSymbol1" style:font-size-complex="10pt" style:font-style-complex="normal"/>
    </style:style>
    <style:style style:name="T38" style:family="text">
      <style:text-properties style:text-position="0% 100%" style:font-name="Bitstream Vera Sans1" fo:font-size="10pt" fo:font-style="normal" fo:font-weight="normal" officeooo:rsid="0031d787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color="#b2b2b2" loext:opacity="10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40" style:family="text">
      <style:text-properties fo:color="#b3b3b3" loext:opacity="100%" style:text-position="0% 100%" style:font-name="Bitstream Vera Sans1" fo:font-size="10pt" officeooo:rsid="01e175d5" style:font-name-asian="OpenSymbol1" style:font-size-asian="10pt" style:font-style-asian="normal" style:font-name-complex="OpenSymbol1" style:font-size-complex="10pt" style:font-style-complex="normal"/>
    </style:style>
    <style:style style:name="T41" style:family="text">
      <style:text-properties fo:color="#b3b3b3" loext:opacity="100%" style:text-position="0% 100%" style:font-name="Bitstream Vera Sans1" fo:font-size="10pt" officeooo:rsid="01df9229" style:font-name-asian="OpenSymbol1" style:font-size-asian="10pt" style:font-style-asian="normal" style:font-name-complex="OpenSymbol1" style:font-size-complex="10pt" style:font-style-complex="normal"/>
    </style:style>
    <style:style style:name="T42" style:family="text">
      <style:text-properties style:font-name="Bitstream Vera Sans1" fo:font-size="10pt" style:font-size-asian="10pt" style:font-size-complex="10pt"/>
    </style:style>
    <style:style style:name="T43" style:family="text">
      <style:text-properties style:font-name="Bitstream Vera Sans1" fo:font-size="10pt" officeooo:rsid="01df9229" style:font-size-asian="10pt" style:font-size-complex="10pt"/>
    </style:style>
    <style:style style:name="T44" style:family="text">
      <style:text-properties style:font-name="Bitstream Vera Sans1" fo:font-size="10pt" officeooo:rsid="01e175d5" style:font-size-asian="10pt" style:font-size-complex="10pt"/>
    </style:style>
    <style:style style:name="T45" style:family="text">
      <style:text-properties style:font-name="Bitstream Vera Sans1" fo:font-size="10pt" officeooo:rsid="01e26161" style:font-size-asian="10pt" style:font-size-complex="10pt"/>
    </style:style>
    <style:style style:name="T46" style:family="text">
      <style:text-properties fo:font-size="2pt"/>
    </style:style>
    <style:style style:name="T47" style:family="text">
      <style:text-properties officeooo:rsid="02839d67"/>
    </style:style>
    <style:style style:name="T4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21" draw:name="Shape2_0" draw:style-name="gr10" draw:text-style-name="P46" svg:width="2.701cm" svg:height="0.715cm" draw:transform="rotate (0.0876155284501154) translate (1.31409722222222cm 1.37054166666667cm)">
        <draw:text-box>
          <text:p text:style-name="P45"><text:span text:style-name="T48">Série 2</text:span></text:p>
        </draw:text-box>
      </draw:frame>
      <text:list xml:id="list867807007" text:style-name="_5f_Numérotation_20_des_20_exercices_20_livrets">
        <text:list-item>
          <text:p text:style-name="P41">Écris sous forme de fractions.</text:p>
          <text:list>
            <text:list-item>
              <text:p text:style-name="_5f_Paragraphe_20_énoncé_20_après_20_numéro_20_question"><text:span text:style-name="T42">douze </text:span><text:span text:style-name="T43">centièmes :<text:tab/><text:tab/></text:span><text:span text:style-name="Character_5f_20_5f_style"><text:span text:style-name="T39"><draw:frame draw:style-name="fr3" draw:name="Object26" text:anchor-type="as-char" svg:y="-0.556cm" svg:width="1.275cm" svg:height="0.87cm" draw:z-index="8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vingt-six millièmes :<text:tab/><text:tab/></text:span></text:span><text:span text:style-name="Character_5f_20_5f_style"><text:span text:style-name="T39"><draw:frame draw:style-name="fr3" draw:name="Object28" text:anchor-type="as-char" svg:y="-0.556cm" svg:width="1.275cm" svg:height="0.87cm" draw:z-index="9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seize tiers : <text:tab/><text:tab/><text:tab/></text:span></text:span><text:span text:style-name="Character_5f_20_5f_style"><text:span text:style-name="T36"><draw:frame draw:style-name="fr3" draw:name="Object29" text:anchor-type="as-char" svg:y="-0.556cm" svg:width="1.275cm" svg:height="0.87cm" draw:z-index="10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trois demis :<text:tab/><text:tab/><text:tab/></text:span></text:span><text:span text:style-name="Character_5f_20_5f_style"><text:span text:style-name="T36"><draw:frame draw:style-name="fr3" draw:name="Object30" text:anchor-type="as-char" svg:y="-0.556cm" svg:width="1.275cm" svg:height="0.87cm" draw:z-index="1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huit quarts :<text:tab/><text:tab/><text:tab/></text:span></text:span><text:span text:style-name="Character_5f_20_5f_style"><text:span text:style-name="T36"><draw:frame draw:style-name="fr3" draw:name="Object31" text:anchor-type="as-char" svg:y="-0.556cm" svg:width="1.275cm" svg:height="0.87cm" draw:z-index="2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quatre-vingts neuvièmes :<text:tab/></text:span></text:span><text:span text:style-name="Character_5f_20_5f_style"><text:span text:style-name="T36"><draw:frame draw:style-name="fr3" draw:name="Object32" text:anchor-type="as-char" svg:y="-0.556cm" svg:width="1.275cm" svg:height="0.87cm" draw:z-index="2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0">quatre vingt-n</text:span></text:span><text:span text:style-name="Character_5f_20_5f_style"><text:span text:style-name="T24">e</text:span></text:span><text:span text:style-name="Character_5f_20_5f_style"><text:span text:style-name="T20">uvièmes :</text:span></text:span><text:span text:style-name="Character_5f_20_5f_style"><text:span text:style-name="T36"><text:tab/></text:span></text:span><text:span text:style-name="Character_5f_20_5f_style"><text:span text:style-name="T36"><draw:frame draw:style-name="fr3" draw:name="Object33" text:anchor-type="as-char" svg:y="-0.556cm" svg:width="1.275cm" svg:height="0.87cm" draw:z-index="31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      </text:list-item>
          </text:list>
        </text:list-item>
        <text:list-item>
          <text:h text:style-name="_5f_Titre_20_d_27_exercices_20_livret_20_avec_20_num_20_exo" text:outline-level="1"><text:span text:style-name="Character_5f_20_5f_style"><text:span text:style-name="T42">Énigmes</text:span></text:span></text:h>
          <text:list>
            <text:list-item>
              <text:p text:style-name="_5f_Paragraphe_20_énoncé_20_après_20_numéro_20_question"><text:span text:style-name="T42">Mon dénominateur est le numérateur de </text:span><text:span text:style-name="T42"><draw:frame draw:style-name="fr4" draw:name="Object10" text:anchor-type="as-char" svg:y="-0.556cm" svg:width="0.716cm" svg:height="0.87cm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44">et mon numérateur est le dénominateur de </text:span><text:span text:style-name="T44"><draw:frame draw:style-name="fr4" draw:name="Object11" text:anchor-type="as-char" svg:y="-0.556cm" svg:width="0.716cm" svg:height="0.87cm" draw:z-index="1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44">. Je suis : </text:span><text:span text:style-name="Character_5f_20_5f_style"><text:span text:style-name="T40"><draw:frame draw:style-name="fr3" draw:name="Object1" text:anchor-type="as-char" svg:y="-0.556cm" svg:width="1.275cm" svg:height="0.87cm" draw:z-index="3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1">Mon numérateur est le double de celui de </text:span></text:span><text:span text:style-name="Character_5f_20_5f_style"><text:span text:style-name="T21"><draw:frame draw:style-name="fr4" draw:name="Object12" text:anchor-type="as-char" svg:y="-0.556cm" svg:width="0.492cm" svg:height="0.87cm" draw:z-index="14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Character_5f_20_5f_style"><text:span text:style-name="T21">et mon dénominateur est le tiers de celui de </text:span></text:span><text:span text:style-name="Character_5f_20_5f_style"><text:span text:style-name="T21"><draw:frame draw:style-name="fr4" draw:name="Object13" text:anchor-type="as-char" svg:y="-0.556cm" svg:width="0.492cm" svg:height="0.87cm" draw:z-index="15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text:span text:style-name="Character_5f_20_5f_style"><text:span text:style-name="T21">. Je suis :<text:tab/></text:span></text:span><text:span text:style-name="Character_5f_20_5f_style"><text:span text:style-name="T21"><draw:frame draw:style-name="fr3" draw:name="Object2" text:anchor-type="as-char" svg:y="-0.556cm" svg:width="1.275cm" svg:height="0.87cm" draw:z-index="3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      </text:list-item>
          </text:list>
        </text:list-item>
        <text:list-item>
          <text:p text:style-name="P36"><text:span text:style-name="Character_5f_20_5f_style">La somme de mon numérateur et de mon dénominateur est 9, leur différence est 5 et je suis une fraction supérieure à 1. Je suis : </text:span><text:span text:style-name="Character_5f_20_5f_style"><draw:frame draw:style-name="fr3" draw:name="Object9" text:anchor-type="as-char" svg:y="-0.556cm" svg:width="1.275cm" svg:height="0.87cm" draw:z-index="33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  </text:list-item>
        <text:list-item>
          <text:h text:style-name="_5f_Titre_20_d_27_exercices_20_livret_20_avec_20_num_20_exo" text:outline-level="1"><text:span text:style-name="Character_5f_20_5f_style"><text:span text:style-name="T42">Des groupes</text:span></text:span></text:h>
        </text:list-item>
      </text:list>
      <text:p text:style-name="P14">Un sac de billes est composé de 5 billes bleues et de 3 billes rouges.</text:p>
      <text:list xml:id="list160131433220754" text:continue-numbering="true" text:style-name="_5f_Numérotation_20_des_20_exercices_20_livrets">
        <text:list-item>
          <text:list>
            <text:list-item>
              <text:p text:style-name="_5f_Paragraphe_20_énoncé_20_après_20_numéro"><text:span text:style-name="T47">Ici, q</text:span>ue représente la fraction <draw:frame draw:style-name="fr4" draw:name="Object14" text:anchor-type="as-char" svg:y="-0.556cm" svg:width="0.492cm" svg:height="0.87cm" draw:z-index="16"><draw:object xlink:href="./Object 33" xlink:type="simple" xlink:show="embed" xlink:actuate="onLoad"/><draw:image xlink:href="./ObjectReplacements/Object 33" xlink:type="simple" xlink:show="embed" xlink:actuate="onLoad"/><svg:desc>formula</svg:desc></draw:frame> ?</text:p>
            </text:list-item>
          </text:list>
        </text:list-item>
      </text:list>
      <text:p text:style-name="FILET_5f_POINTILLES"><text:span text:style-name="_5f_pointillés_20_gris"><text:span text:style-name="T42">………………………………………………………………….</text:span></text:span></text:p>
      <text:list xml:id="list160132128805646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42">Si Aïssatou ajoute une bille rouge dans le sac, quelle partie de la fraction sera modifiée ?</text:span></text:span></text:p>
            </text:list-item>
          </text:list>
        </text:list-item>
      </text:list>
      <text:p text:style-name="_5f_Paragraphe_20_livret_20_"><text:span text:style-name="Character_5f_20_5f_style"><text:span text:style-name="T28">□</text:span></text:span><text:span text:style-name="Character_5f_20_5f_style"><text:span text:style-name="T30"> le numérateur<text:tab/><text:tab/></text:span></text:span><text:span text:style-name="Character_5f_20_5f_style"><text:span text:style-name="T28">□</text:span></text:span><text:span text:style-name="Character_5f_20_5f_style"><text:span text:style-name="T30"> le dénominateur</text:span></text:span></text:p>
      <text:list xml:id="list160132888537169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Character_5f_20_5f_style"><text:span text:style-name="T21">Si Aïssatou </text:span></text:span><text:span text:style-name="Character_5f_20_5f_style"><text:span text:style-name="T25">enlève une bille bleue du sac</text:span></text:span><text:span text:style-name="Character_5f_20_5f_style"><text:span text:style-name="T21">, quelle partie de la fraction sera modifiée ?</text:span></text:span></text:p>
            </text:list-item>
          </text:list>
        </text:list-item>
      </text:list>
      <text:p text:style-name="_5f_Paragraphe_20_livret_20_"><text:span text:style-name="Character_5f_20_5f_style"><text:span text:style-name="T27">□</text:span></text:span><text:span text:style-name="Character_5f_20_5f_style"><text:span text:style-name="T29"> le numérateur<text:tab/><text:tab/></text:span></text:span><text:span text:style-name="Character_5f_20_5f_style"><text:span text:style-name="T27">□</text:span></text:span><text:span text:style-name="Character_5f_20_5f_style"><text:span text:style-name="T29"> le dénominateur</text:span></text:span></text:p>
      <text:p text:style-name="_5f_Paragraphe_20_livret_20_"><text:span text:style-name="Character_5f_20_5f_style"/></text:p>
      <text:list xml:id="list160131865611950" text:continue-numbering="true" text:style-name="_5f_Numérotation_20_des_20_exercices_20_livrets">
        <text:list-item>
          <text:p text:style-name="_5f_Titre_20_d_27_exercices_20_livret_20_sans_20_titre_20_avec_20_num_20_exo"><text:span text:style-name="Character_5f_20_5f_style"><text:span text:style-name="T12">Complète </text:span></text:span><text:span text:style-name="Character_5f_20_5f_style"><text:span text:style-name="T13">les phrases ci-</text:span></text:span><text:span text:style-name="Character_5f_20_5f_style"><text:span text:style-name="T18">contre</text:span></text:span><text:span text:style-name="Character_5f_20_5f_style"><text:span text:style-name="T13"> avec une fraction :</text:span></text:span></text:p>
        </text:list-item>
      </text:list>
      <text:list text:style-name="List_20_1">
        <text:list-item>
          <text:p text:style-name="P35"><text:span text:style-name="Character_5f_20_5f_style"><text:span text:style-name="T42">6 mois représentent </text:span></text:span><text:span text:style-name="Character_5f_20_5f_style"><text:span text:style-name="T42"><draw:frame draw:style-name="fr3" draw:name="Object34" text:anchor-type="as-char" svg:y="-0.556cm" svg:width="1.275cm" svg:height="0.87cm" draw:z-index="1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text:span text:style-name="Character_5f_20_5f_style"><text:span text:style-name="T42">d’une année.</text:span></text:span></text:p>
        </text:list-item>
        <text:list-item>
          <text:p text:style-name="P35"><text:span text:style-name="Character_5f_20_5f_style"><text:span text:style-name="T17">4</text:span></text:span><text:span text:style-name="Character_5f_20_5f_style"><text:span text:style-name="T13"> mois représentent </text:span></text:span><text:span text:style-name="Character_5f_20_5f_style"><text:span text:style-name="T13"><draw:frame draw:style-name="fr3" draw:name="Object35" text:anchor-type="as-char" svg:y="-0.556cm" svg:width="1.275cm" svg:height="0.87cm" draw:z-index="1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text:span text:style-name="Character_5f_20_5f_style"><text:span text:style-name="T13">d’une année.</text:span></text:span></text:p>
        </text:list-item>
        <text:list-item>
          <text:p text:style-name="P35"><text:span text:style-name="Character_5f_20_5f_style"><text:span text:style-name="T17">30 minutes</text:span></text:span><text:span text:style-name="Character_5f_20_5f_style"><text:span text:style-name="T13"> représentent </text:span></text:span><text:span text:style-name="Character_5f_20_5f_style"><text:span text:style-name="T13"><draw:frame draw:style-name="fr3" draw:name="Object36" text:anchor-type="as-char" svg:y="-0.512cm" svg:width="1.168cm" svg:height="0.781cm" draw:z-index="19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text:span text:style-name="Character_5f_20_5f_style"><text:span text:style-name="T13">d’une </text:span></text:span><text:span text:style-name="Character_5f_20_5f_style"><text:span text:style-name="T17">heure</text:span></text:span><text:span text:style-name="Character_5f_20_5f_style"><text:span text:style-name="T13">.</text:span></text:span></text:p>
        </text:list-item>
        <text:list-item>
          <text:p text:style-name="P34"><text:span text:style-name="Character_5f_20_5f_style"><text:span text:style-name="T17">15 minutes</text:span></text:span><text:span text:style-name="Character_5f_20_5f_style"><text:span text:style-name="T13"> représentent </text:span></text:span><text:span text:style-name="Character_5f_20_5f_style"><text:span text:style-name="T13"><draw:frame draw:style-name="fr3" draw:name="Object37" text:anchor-type="as-char" svg:y="-0.512cm" svg:width="1.168cm" svg:height="0.781cm" draw:z-index="20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text:span text:style-name="Character_5f_20_5f_style"><text:span text:style-name="T13">d’une </text:span></text:span><text:span text:style-name="Character_5f_20_5f_style"><text:span text:style-name="T17">heure</text:span></text:span><text:span text:style-name="Character_5f_20_5f_style"><text:span text:style-name="T13">.</text:span></text:span></text:p>
        </text:list-item>
        <text:list-item>
          <text:p text:style-name="P34"><text:span text:style-name="Character_5f_20_5f_style"><text:span text:style-name="T17">45 minutes</text:span></text:span><text:span text:style-name="Character_5f_20_5f_style"><text:span text:style-name="T13"> représentent </text:span></text:span><text:span text:style-name="Character_5f_20_5f_style"><text:span text:style-name="T13"><draw:frame draw:style-name="fr3" draw:name="Object38" text:anchor-type="as-char" svg:y="-0.512cm" svg:width="1.168cm" svg:height="0.781cm" draw:z-index="22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text:span text:style-name="Character_5f_20_5f_style"><text:span text:style-name="T13">d’une </text:span></text:span><text:span text:style-name="Character_5f_20_5f_style"><text:span text:style-name="T17">heure</text:span></text:span><text:span text:style-name="Character_5f_20_5f_style"><text:span text:style-name="T13">.</text:span></text:span></text:p>
        </text:list-item>
      </text:list>
      <text:list xml:id="list160131950384594" text:continue-list="list160131865611950" text:style-name="_5f_Numérotation_20_des_20_exercices_20_livrets">
        <text:list-item>
          <text:p text:style-name="P42"><text:span text:style-name="Character_5f_20_5f_style"><text:span text:style-name="T16">Écris </text:span></text:span><text:span text:style-name="Character_5f_20_5f_style"><text:span text:style-name="T14">le résultat sous la forme d’une fraction :</text:span></text:span></text:p>
          <text:list>
            <text:list-item>
              <text:p text:style-name="_5f_Paragraphe_20_énoncé_20_après_20_numéro_20_question"><text:span text:style-name="Character_5f_20_5f_style"><text:span text:style-name="T14">Deux fois un neuvième : </text:span></text:span><text:span text:style-name="Character_5f_20_5f_style"><text:span text:style-name="T14"><draw:frame draw:style-name="fr3" draw:name="Object3" text:anchor-type="as-char" svg:y="-0.556cm" svg:width="1.275cm" svg:height="0.87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Cinq fois un huitième : </text:span></text:span><text:span text:style-name="Character_5f_20_5f_style"><text:span text:style-name="T23"><draw:frame draw:style-name="fr3" draw:name="Object4" text:anchor-type="as-char" svg:y="-0.556cm" svg:width="1.275cm" svg:height="0.87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La moitié de onze : </text:span></text:span><text:span text:style-name="Character_5f_20_5f_style"><text:span text:style-name="T23"><draw:frame draw:style-name="fr3" draw:name="Object5" text:anchor-type="as-char" svg:y="-0.556cm" svg:width="1.275cm" svg:height="0.87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Le quart de sept :</text:span></text:span><text:span text:style-name="Character_5f_20_5f_style"><text:span text:style-name="T37"> </text:span></text:span><text:span text:style-name="Character_5f_20_5f_style"><text:span text:style-name="T37"><draw:frame draw:style-name="fr3" draw:name="Object6" text:anchor-type="as-char" svg:y="-0.556cm" svg:width="1.275cm" svg:height="0.87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      </text:list-item>
            <text:list-item>
              <text:p text:style-name="_5f_Paragraphe_20_énoncé_20_après_20_numéro_20_question"><text:span text:style-name="Character_5f_20_5f_style"><text:span text:style-name="T23">Le cinquième de treize : </text:span></text:span><text:span text:style-name="Character_5f_20_5f_style"><text:span text:style-name="T23"><draw:frame draw:style-name="fr3" draw:name="Object7" text:anchor-type="as-char" svg:y="-0.556cm" svg:width="1.275cm" svg:height="0.87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Obliqu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 style:list-style-name="_5f_Numérotation_20_des_20_exercices_20_livrets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5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_20_s_27_entraîner_20_et_20_approfondir" style:display-name="_Numérotation de s'entraîner et approfondi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 style:parent-style-name="Header">
      <style:text-properties officeooo:rsid="001ec9c5" officeooo:paragraph-rsid="001ec9c5"/>
    </style:style>
    <style:style style:name="MP2" style:family="paragraph" style:parent-style-name="Header">
      <style:text-properties officeooo:rsid="00246d68" officeooo:paragraph-rsid="00246d68"/>
    </style:style>
    <style:style style:name="MP3" style:family="paragraph" style:parent-style-name="Footer">
      <style:paragraph-properties fo:margin-left="1cm" fo:margin-right="1.101cm" fo:text-align="start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4" style:family="paragraph" style:parent-style-name="Footer">
      <style:paragraph-properties fo:margin-left="1cm" fo:margin-right="1cm" fo:text-align="end" style:justify-single-word="false" fo:text-indent="0cm" style:auto-text-indent="false"/>
      <style:text-properties fo:font-variant="small-caps" fo:color="#003281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5" style:family="paragraph">
      <loext:graphic-properties draw:fill="solid" draw:fill-color="#7fb241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" style:family="paragraph">
      <loext:graphic-properties draw:fill-color="#2a6099"/>
      <style:paragraph-properties fo:text-align="center"/>
    </style:style>
    <style:style style:name="MP9" style:family="paragraph" style:parent-style-name="_5f_Footer_20_page_20_paire_20__28_G_29_">
      <style:text-properties officeooo:paragraph-rsid="02cdb06c"/>
    </style:style>
    <style:style style:name="MP10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11" style:family="paragraph">
      <loext:graphic-properties draw:fill="solid" draw:fill-color="#d7e12c"/>
    </style:style>
    <style:style style:name="MP12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3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1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Header">
      <style:text-properties fo:font-size="3pt" style:font-size-asian="4pt" style:font-size-complex="4pt"/>
    </style:style>
    <style:style style:name="MP17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8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9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2" style:family="paragraph" style:parent-style-name="Footer">
      <style:text-properties fo:text-transform="uppercase" fo:color="#808080" loext:opacity="100%" style:font-name="Bitstream Vera Sans7" fo:font-size="9pt" officeooo:rsid="02826cba" officeooo:paragraph-rsid="02826cba" fo:background-color="transparent"/>
    </style:style>
    <style:style style:name="MP2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4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5" style:family="paragraph" style:parent-style-name="Header">
      <style:text-properties fo:font-size="14pt" style:font-size-asian="14pt" style:font-size-complex="14pt"/>
    </style:style>
    <style:style style:name="M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7" style:family="paragraph" style:parent-style-name="Standard">
      <style:text-properties fo:font-size="6pt" style:font-size-asian="6pt" style:font-size-complex="6pt"/>
    </style:style>
    <style:style style:name="M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9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3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_5f_Titre_20_d_27_exercices_20_livret" style:list-style-name="_5f_Numérotation_20_des_20_exercices_20_livrets"/>
    <style:style style:name="MP32" style:family="paragraph" style:parent-style-name="Footer">
      <style:text-properties officeooo:rsid="00178920" officeooo:paragraph-rsid="00178920"/>
    </style:style>
    <style:style style:name="MP33" style:family="paragraph" style:parent-style-name="Footer">
      <style:text-properties officeooo:paragraph-rsid="00c384cf"/>
    </style:style>
    <style:style style:name="MP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6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8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officeooo:rsid="00216d78"/>
    </style:style>
    <style:style style:name="MT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26ec296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7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0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1" style:family="text">
      <style:text-properties fo:font-variant="small-caps" officeooo:rsid="00990660"/>
    </style:style>
    <style:style style:name="MT12" style:family="text">
      <style:text-properties fo:font-variant="small-caps" officeooo:rsid="0054f64f"/>
    </style:style>
    <style:style style:name="MT13" style:family="text">
      <style:text-properties fo:font-variant="small-caps" officeooo:rsid="00b5d2d1"/>
    </style:style>
    <style:style style:name="MT14" style:family="text">
      <style:text-properties fo:font-variant="small-caps" officeooo:rsid="00b6801f"/>
    </style:style>
    <style:style style:name="MT15" style:family="text">
      <style:text-properties officeooo:rsid="002925a2"/>
    </style:style>
    <style:style style:name="MT16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1cm" fo:page-height="28.6cm" style:num-format="1" style:print-orientation="portrait" fo:margin-top="0.3cm" fo:margin-bottom="0.3cm" fo:margin-left="1.7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cm" fo:margin-left="0cm" fo:margin-right="0cm" fo:margin-bottom="1.499cm" style:dynamic-spacing="false"/>
      </style:header-style>
      <style:footer-style>
        <style:header-footer-properties svg:height="1.499cm" fo:margin-left="0cm" fo:margin-right="0cm" fo:margin-top="0.499cm" style:dynamic-spacing="false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5f_pages_20_de_20_s_27_entraîner" style:display-name="_pages de s'entraîner" style:page-layout-name="Mpm10" draw:style-name="Mdp2">
      <style:header>
        <text:p text:style-name="MP1">B<text:span text:style-name="MT1">4</text:span> - exercices</text:p>
      </style:header>
      <style:header-left>
        <text:p text:style-name="MP2">B4 - exercices</text:p>
      </style:header-left>
      <style:footer>
        <text:p text:style-name="MP3"/>
      </style:footer>
      <style:footer-left>
        <text:p text:style-name="MP4">Chapitre B3 – Nombres Relatifs</text:p>
      </style:footer-left>
    </style:master-page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44" draw:name="Shape1_5" draw:style-name="Mgr1" draw:text-style-name="MP5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7" svg:width="2.435cm" svg:height="0.839cm" draw:transform="rotate (0.0877900613753148) translate (-0.34925cm 0.506236111111111cm)"><draw:text-box><text:p text:style-name="MP6"><text:span text:style-name="MT2">Série 1</text:span></text:p></draw:text-box></draw:frame><draw:line text:anchor-type="paragraph" draw:z-index="37" draw:name="Shape3_2" draw:style-name="Mgr3" draw:text-style-name="MP8" svg:x1="16.572cm" svg:y1="0.36cm" svg:x2="20.495cm" svg:y2="0.344cm"><text:p/></draw:line>Angles : Comprendre la notion d’angle </text:p>
      </style:header>
      <style:footer>
        <text:h text:style-name="MP9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41" draw:name="Shape1_1" draw:style-name="Mgr1" draw:text-style-name="MP5" svg:width="4.329cm" svg:height="2.24cm" svg:x="-1.499cm" svg:y="-1.198cm" svg:viewBox="0 0 4330 2241" svg:d="M0 2241l3984-288c209-15 363-168 345-342l-170-1611h-4159z"><text:p/></draw:path><draw:frame text:anchor-type="paragraph" draw:z-index="42" draw:name="Shape2_3" draw:style-name="Mgr4" draw:text-style-name="MP7" svg:width="3.857cm" svg:height="0.798cm" draw:transform="rotate (0.0872664625997165) translate (-1.18004166666667cm 0.647347222222222cm)"><draw:text-box><text:p text:style-name="MP6"><text:span text:style-name="MT2">Série 1</text:span></text:p></draw:text-box></draw:frame><draw:line text:anchor-type="paragraph" draw:z-index="43" draw:name="Shape3_3" draw:style-name="Mgr3" draw:text-style-name="MP8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10"><draw:path text:anchor-type="paragraph" draw:z-index="40" draw:name="Shape1_2" draw:style-name="Mgr5" draw:text-style-name="MP11" svg:width="4.329cm" svg:height="2.238cm" svg:x="-1.8cm" svg:y="-8.982cm" svg:viewBox="0 0 4330 2239" svg:d="M0 2239l3984-288c209-15 363-167 345-342l-170-1609h-4159z"><text:p/></draw:path><draw:line text:anchor-type="paragraph" draw:z-index="6" draw:name="Shape3" draw:style-name="Mgr6" draw:text-style-name="MP6" svg:x1="13.16cm" svg:y1="0.355cm" svg:x2="20.496cm" svg:y2="0.36cm"><text:p/></draw:line><text:span text:style-name="MT3">Fractions</text:span> : <text:span text:style-name="MT3">Vocabulaire et sens</text:span></text:p>
      </style:header>
      <style:footer>
        <text:h text:style-name="MP12" text:outline-level="1"><text:span text:style-name="MT3">Fractions</text:span> : <text:span text:style-name="MT3">Vocabulaire et sens</text:span> </text:h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13"><draw:line text:anchor-type="paragraph" draw:z-index="7" draw:name="Shape3_0" draw:style-name="Mgr6" draw:text-style-name="MP6" svg:x1="17.935cm" svg:y1="0.36cm" svg:x2="20.496cm" svg:y2="0.36cm"><text:p/></draw:line><draw:path text:anchor-type="paragraph" draw:z-index="35" draw:name="Shape1_0" draw:style-name="Mgr7" draw:text-style-name="MP11" svg:width="4.329cm" svg:height="1.734cm" svg:x="-1.8cm" svg:y="-8.985cm" svg:viewBox="0 0 4330 1735" svg:d="M0 1735l3984-223c209-12 363-130 345-265l-170-1247h-4159z"><text:p/></draw:path><text:s/>: </text:p>
      </style:header>
      <style:footer>
        <text:h text:style-name="MP14" text:outline-level="1"><text:s/>: </text:h>
      </style:footer>
      <style:footer-left>
        <text:p text:style-name="MP15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5" draw:style-name="Mdp2">
      <style:header>
        <text:p text:style-name="MP16"/>
        <text:p text:style-name="MP17"><text:span text:style-name="MT4">Chapitre N3 :</text:span> <text:span text:style-name="MT5">Nombres fractions</text:span></text:p>
        <text:p text:style-name="MP18">Série 2 : Fractions et partage <text:s text:c="75"/></text:p>
      </style:header>
    </style:master-page>
    <style:master-page style:name="SERIE_5f_G_5f_GAUCHE_5f_ET_5f_DROITE_5f_2COL" style:display-name="SERIE_G_GAUCHE_ET_DROITE_2COL" style:page-layout-name="Mpm16" draw:style-name="Mdp1">
      <style:header>
        <text:p text:style-name="MP19"><draw:line text:anchor-type="paragraph" draw:z-index="38" draw:name="Shape3_1" draw:style-name="Mgr6" draw:text-style-name="MP6" svg:x1="12.876cm" svg:y1="0.392cm" svg:x2="20.496cm" svg:y2="0.36cm"><text:p/></draw:line><text:span text:style-name="MT3">Fractions</text:span> : <text:span text:style-name="MT3">Vocabulaire et sens</text:span></text:p>
      </style:header>
      <style:footer>
        <text:p text:style-name="MP20"><draw:frame draw:style-name="Mfr1" draw:name="Frame7" text:anchor-type="paragraph" svg:y="-0.06cm" draw:z-index="34"><draw:text-box fo:min-height="0.499cm" fo:min-width="7.096cm"><draw:frame draw:style-name="Mfr2" draw:name="Frame8" text:anchor-type="frame" svg:x="0.45cm" svg:y="0.079cm" svg:width="0.817cm" draw:z-index="36"><draw:text-box fo:min-height="0.355cm"><text:p text:style-name="MP21"/></draw:text-box></draw:frame><text:p text:style-name="MP22"/></draw:text-box></draw:frame></text:p>
      </style:footer>
    </style:master-page>
    <style:master-page style:name="odile" style:page-layout-name="Mpm17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5" draw:name="Shape5" draw:style-name="Mgr8"><draw:ellipse draw:style-name="Mgr9" draw:text-style-name="MP23" svg:width="1.715cm" svg:height="1.784cm" svg:x="0cm" svg:y="0.004cm" draw:kind="arc" draw:start-angle="90.48" draw:end-angle="269.56"><text:p/></draw:ellipse><draw:line draw:style-name="Mgr9" draw:text-style-name="MP23" svg:x1="0.847cm" svg:y1="0.002cm" svg:x2="18.167cm" svg:y2="0.002cm"><text:p/></draw:line><draw:line draw:style-name="Mgr9" draw:text-style-name="MP23" svg:x1="0.847cm" svg:y1="1.782cm" svg:x2="18.158cm" svg:y2="1.782cm"><text:p/></draw:line><draw:ellipse draw:style-name="Mgr9" draw:text-style-name="MP23" svg:width="1.719cm" svg:height="1.782cm" svg:x="17.29cm" svg:y="0cm" draw:kind="arc" draw:start-angle="270.5" draw:end-angle="89.48"><text:p/></draw:ellipse><draw:frame draw:style-name="Mgr10" draw:text-style-name="MP24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5">N1 : Priorités, distributivité</text:p>
              </table:table-cell>
              <table:table-cell table:style-name="Tableau5.A1" office:value-type="string">
                <text:p text:style-name="MP25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6">Série 1 : Priorités opératoires</text:p>
            </table:table-cell>
            <table:table-cell table:style-name="Tableau5.A1" office:value-type="string">
              <text:p text:style-name="MP26"/>
            </table:table-cell>
          </table:table-row>
        </table:table>
        <text:p text:style-name="MP27"><text:span text:style-name="corps"><text:span text:style-name="MT6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39" draw:name="Shape6" draw:style-name="Mgr8"><draw:ellipse draw:style-name="Mgr9" draw:text-style-name="MP23" svg:width="1.715cm" svg:height="1.784cm" svg:x="0cm" svg:y="0.004cm" draw:kind="arc" draw:start-angle="90.48" draw:end-angle="269.56"><text:p/></draw:ellipse><draw:line draw:style-name="Mgr9" draw:text-style-name="MP23" svg:x1="0.847cm" svg:y1="0.002cm" svg:x2="18.167cm" svg:y2="0.002cm"><text:p/></draw:line><draw:line draw:style-name="Mgr9" draw:text-style-name="MP23" svg:x1="0.847cm" svg:y1="1.782cm" svg:x2="18.158cm" svg:y2="1.782cm"><text:p/></draw:line><draw:ellipse draw:style-name="Mgr9" draw:text-style-name="MP23" svg:width="1.719cm" svg:height="1.782cm" svg:x="17.29cm" svg:y="0cm" draw:kind="arc" draw:start-angle="270.5" draw:end-angle="89.48"><text:p/></draw:ellipse><draw:frame draw:style-name="Mgr10" draw:text-style-name="MP24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5">5N1 : Priorités, distributivité</text:p>
              </table:table-cell>
              <table:table-cell table:style-name="Tableau7.A1" office:value-type="string">
                <text:p text:style-name="MP25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6">Série 1 : Priorités opératoires</text:p>
            </table:table-cell>
            <table:table-cell table:style-name="Tableau7.A1" office:value-type="string">
              <text:p text:style-name="MP26"/>
            </table:table-cell>
          </table:table-row>
        </table:table>
        <text:p text:style-name="MP27"><text:span text:style-name="corps"><text:span text:style-name="MT6"/></text:span></text:p>
      </style:header-left>
      <style:footer>
        <text:p text:style-name="MP28"><text:span text:style-name="MT7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8" draw:style-name="Mdp3">
      <style:header>
        <text:p text:style-name="MP29">Série 4 : Constructions (2)</text:p>
      </style:header>
      <style:footer>
        <text:p text:style-name="MP30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9" draw:style-name="Mdp2">
      <style:header>
        <text:p text:style-name="MP29">Série 6 : Démonstrations (2)</text:p>
        <text:list xml:id="list867807007" text:style-name="_5f_Numérotation_20_des_20_exercices_20_livrets">
          <text:list-item>
            <text:h text:style-name="MP31" text:outline-level="1">Sans justi</text:h>
          </text:list-item>
        </text:list>
      </style:header>
      <style:footer>
        <text:p text:style-name="MP30">Parallélogrammes : Chapitre G3</text:p>
      </style:footer>
    </style:master-page>
    <style:master-page style:name="SERIE_5f_G_5f_GAUCHE_5f_ET_5f_DROITE_5f_1COL" style:display-name="SERIE_G_GAUCHE_ET_DROITE_1COL" style:page-layout-name="Mpm20" draw:style-name="Mdp1">
      <style:header>
        <text:p text:style-name="_5f_En-tête"><text:s/><text:span text:style-name="MT8">Calculer</text:span> : <text:span text:style-name="MT8">Additionner et soustraire</text:span></text:p>
      </style:header>
      <style:footer>
        <text:p text:style-name="MP32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9">Calculer : additionner et soustraire</text:span><text:span text:style-name="MT10"> </text:span></text:p></draw:text-box></draw:frame><draw:g text:anchor-type="paragraph" draw:z-index="0" draw:name="Shape4_3" draw:style-name="Mgr11"><draw:path draw:style-name="Mgr12" draw:text-style-name="MP3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32"><draw:g text:anchor-type="paragraph" draw:z-index="1" draw:name="Shape4_0" draw:style-name="Mgr11"><draw:path draw:style-name="Mgr13" draw:text-style-name="MP35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21"><text:page-number text:select-page="current">0</text:page-number></text:p></draw:text-box></draw:frame><text:p text:style-name="MP33"><text:span text:style-name="MT9">Calculer</text:span><text:span text:style-name="MT10"> : </text:span><text:span text:style-name="MT9">additionner et soustraire</text:span></text:p></draw:text-box></draw:frame><draw:g text:anchor-type="paragraph" draw:z-index="2" draw:name="Shape4_4" draw:style-name="Mgr11"><draw:path draw:style-name="Mgr12" draw:text-style-name="MP3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1" draw:style-name="Mdp1">
      <style:header>
        <text:p text:style-name="MP36"><text:span text:style-name="MT11">Géométrie plane</text:span><text:span text:style-name="MT12"> : </text:span><text:span text:style-name="MT13">Parallèles, perpendiculaires,<text:line-break/> </text:span><text:span text:style-name="MT14">distances</text:span></text:p>
      </style:header>
      <style:footer>
        <text:p text:style-name="MP32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21"><draw:g text:anchor-type="paragraph" draw:z-index="3" draw:name="Shape4" draw:style-name="Mgr11"><draw:path draw:style-name="Mgr14" draw:text-style-name="MP3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8"><text:span text:style-name="MT15">espace</text:span> • <text:span text:style-name="MT16">G6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2DT13H3M29S</meta:editing-duration>
    <meta:editing-cycles>252</meta:editing-cycles>
    <meta:generator>LibreOffice/7.4.3.2$Windows_X86_64 LibreOffice_project/1048a8393ae2eeec98dff31b5c133c5f1d08b890</meta:generator>
    <dc:date>2024-09-12T16:01:11.624000000</dc:date>
    <meta:document-statistic meta:table-count="2" meta:image-count="0" meta:object-count="25" meta:page-count="1" meta:paragraph-count="67" meta:word-count="400" meta:character-count="2373" meta:non-whitespace-character-count="1866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29/content.xml><?xml version="1.0" encoding="utf-8"?>
<math xmlns="http://www.w3.org/1998/Math/MathML" display="block">
  <semantics>
    <mstyle mathsize="10pt">
      <mfrac>
        <mn>89</mn>
        <mn>9</mn>
      </mfrac>
    </mstyle>
    <annotation encoding="StarMath 5.0"> size 10 {{89}  over {9} }</annotation>
  </semantics>
</math>
</file>

<file path=Object 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30/content.xml><?xml version="1.0" encoding="utf-8"?>
<math xmlns="http://www.w3.org/1998/Math/MathML" display="block">
  <semantics>
    <mstyle mathsize="10pt">
      <mfrac>
        <mn>10</mn>
        <mn>95</mn>
      </mfrac>
    </mstyle>
    <annotation encoding="StarMath 5.0"> size 10 {{10}  over {95} }</annotation>
  </semantics>
</math>
</file>

<file path=Object 31/content.xml><?xml version="1.0" encoding="utf-8"?>
<math xmlns="http://www.w3.org/1998/Math/MathML" display="block">
  <semantics>
    <mstyle mathsize="10pt">
      <mfrac>
        <mn>5</mn>
        <mn>7</mn>
      </mfrac>
    </mstyle>
    <annotation encoding="StarMath 5.0"> size 10 {{5}  over {7} }</annotation>
  </semantics>
</math>
</file>

<file path=Object 32/content.xml><?xml version="1.0" encoding="utf-8"?>
<math xmlns="http://www.w3.org/1998/Math/MathML" display="block">
  <semantics>
    <mstyle mathsize="10pt">
      <mfrac>
        <mn>6</mn>
        <mn>9</mn>
      </mfrac>
    </mstyle>
    <annotation encoding="StarMath 5.0"> size 10 {{6}  over {9} }</annotation>
  </semantics>
</math>
</file>

<file path=Object 33/content.xml><?xml version="1.0" encoding="utf-8"?>
<math xmlns="http://www.w3.org/1998/Math/MathML" display="block">
  <semantics>
    <mstyle mathsize="10pt">
      <mfrac>
        <mn>5</mn>
        <mn>8</mn>
      </mfrac>
    </mstyle>
    <annotation encoding="StarMath 5.0"> size 10 {{5}  over {8} }</annotation>
  </semantics>
</math>
</file>

<file path=Object 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8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4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0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1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2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3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4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55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6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57/content.xml><?xml version="1.0" encoding="utf-8"?>
<math xmlns="http://www.w3.org/1998/Math/MathML" display="block">
  <semantics>
    <mstyle mathsize="9pt">
      <mfrac>
        <mstyle color="silver">
          <mn>.........</mn>
        </mstyle>
        <mstyle color="silver">
          <mn>.........</mn>
        </mstyle>
      </mfrac>
    </mstyle>
    <annotation encoding="StarMath 5.0"> size 9 {color silver {.........}  over color silver {.........} }</annotation>
  </semantics>
</math>
</file>

<file path=Object 6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7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

<file path=Object 9/content.xml><?xml version="1.0" encoding="utf-8"?>
<math xmlns="http://www.w3.org/1998/Math/MathML" display="block">
  <semantics>
    <mstyle mathsize="10pt">
      <mfrac>
        <mstyle color="silver">
          <mn>.........</mn>
        </mstyle>
        <mstyle color="silver">
          <mn>.........</mn>
        </mstyle>
      </mfrac>
    </mstyle>
    <annotation encoding="StarMath 5.0"> size 10 {color silver {.........}  over color silver {.........} }</annotation>
  </semantics>
</math>
</file>